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sans-serif" fo:font-size="11.25pt" officeooo:rsid="000e240a" officeooo:paragraph-rsid="001e2173"/>
    </style:style>
    <style:style style:name="P2" style:family="paragraph" style:parent-style-name="Standard">
      <style:text-properties style:font-name="sans-serif" fo:font-size="11.25pt" officeooo:rsid="0013043e" officeooo:paragraph-rsid="001e2173"/>
    </style:style>
    <style:style style:name="P3" style:family="paragraph" style:parent-style-name="Standard">
      <style:text-properties style:font-name="sans-serif" fo:font-size="11.25pt" officeooo:rsid="0013043e" officeooo:paragraph-rsid="001e4eec"/>
    </style:style>
    <style:style style:name="P4" style:family="paragraph" style:parent-style-name="Standard">
      <style:text-properties officeooo:paragraph-rsid="001e2173"/>
    </style:style>
    <style:style style:name="P5" style:family="paragraph" style:parent-style-name="Standard">
      <style:text-properties officeooo:rsid="0020632a" officeooo:paragraph-rsid="0020632a"/>
    </style:style>
    <style:style style:name="P6" style:family="paragraph" style:parent-style-name="Standard">
      <style:text-properties officeooo:rsid="00225b32" officeooo:paragraph-rsid="00225b32"/>
    </style:style>
    <style:style style:name="P7"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0e240a" officeooo:paragraph-rsid="001e2173"/>
    </style:style>
    <style:style style:name="T1" style:family="text">
      <style:text-properties officeooo:rsid="0013043e"/>
    </style:style>
    <style:style style:name="T2" style:family="text">
      <style:text-properties style:font-name="sans-serif" fo:font-size="11.25pt" officeooo:rsid="0013043e"/>
    </style:style>
    <style:style style:name="T3" style:family="text">
      <style:text-properties style:font-name="sans-serif" fo:font-size="11.25pt" officeooo:rsid="00145e97"/>
    </style:style>
    <style:style style:name="T4" style:family="text">
      <style:text-properties style:font-name="sans-serif" fo:font-size="11.25pt" officeooo:rsid="001e4eec"/>
    </style:style>
    <style:style style:name="T5" style:family="text">
      <style:text-properties style:font-name="sans-serif" fo:font-size="11.25pt" officeooo:rsid="00225b32"/>
    </style:style>
    <style:style style:name="T6" style:family="tex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T7" style:family="text">
      <style:text-properties fo:color="#000000" style:text-outline="false" style:text-line-through-style="none" style:text-line-through-type="none" style:font-name="Calibri" fo:font-size="11pt" fo:font-style="normal" fo:text-shadow="none" style:text-underline-style="none" fo:font-weight="normal" officeooo:rsid="00145e97" style:font-size-asian="11pt" style:font-style-asian="normal" style:font-weight-asian="normal" style:text-emphasize="none"/>
    </style:style>
    <style:style style:name="T8" style:family="text">
      <style:text-properties fo:color="#000000" style:text-outline="false" style:text-line-through-style="none" style:text-line-through-type="none" style:font-name="Calibri" fo:font-size="11pt" fo:font-style="normal" fo:text-shadow="none" style:text-underline-style="none" fo:font-weight="normal" officeooo:rsid="001e2173" style:font-size-asian="11pt" style:font-style-asian="normal" style:font-weight-asian="normal" style:text-emphasize="none"/>
    </style:style>
    <style:style style:name="T9" style:family="text">
      <style:text-properties fo:color="#000000" style:text-outline="false" style:text-line-through-style="none" style:text-line-through-type="none" style:font-name="Calibri" fo:font-size="11pt" fo:font-style="normal" fo:text-shadow="none" style:text-underline-style="none" fo:font-weight="normal" officeooo:rsid="001e4eec" style:font-size-asian="11pt" style:font-style-asian="normal" style:font-weight-asian="normal" style:text-emphasize="none"/>
    </style:style>
    <style:style style:name="T10" style:family="text">
      <style:text-properties fo:color="#000000" style:text-outline="false" style:text-line-through-style="none" style:text-line-through-type="none" style:font-name="Calibri" fo:font-size="11pt" fo:font-style="normal" fo:text-shadow="none" style:text-underline-style="none" fo:font-weight="normal" officeooo:rsid="00201e18" style:font-size-asian="11pt" style:font-style-asian="normal" style:font-weight-asian="normal" style:text-emphasize="none"/>
    </style:style>
    <style:style style:name="T11" style:family="text">
      <style:text-properties fo:color="#000000" style:text-outline="false" style:text-line-through-style="none" style:text-line-through-type="none" style:font-name="sans-serif" fo:font-size="11.25pt" fo:font-style="normal" fo:text-shadow="none" style:text-underline-style="none" fo:font-weight="normal" officeooo:rsid="00145e97" style:font-size-asian="11pt" style:font-style-asian="normal" style:font-weight-asian="normal" style:text-emphasize="none"/>
    </style:style>
    <style:style style:name="T12" style:family="text">
      <style:text-properties fo:color="#000000" style:text-outline="false" style:text-line-through-style="none" style:text-line-through-type="none" style:font-name="sans-serif" fo:font-size="11.25pt" fo:font-style="normal" fo:text-shadow="none" style:text-underline-style="none" fo:font-weight="normal" officeooo:rsid="00241706" style:font-size-asian="11pt" style:font-style-asian="normal" style:font-weight-asian="normal" style:text-emphasize="none"/>
    </style:style>
    <style:style style:name="T13" style:family="text">
      <style:text-properties officeooo:rsid="001e4eec"/>
    </style:style>
    <style:style style:name="T14" style:family="text">
      <style:text-properties officeooo:rsid="00201e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IsReferralRequiredForSpecialist -<text:span text:style-name="T1">yes/no</text:span></text:p>
      <text:p text:style-name="P1"/>
      <text:p text:style-name="P1">SpecialistRequiringReferral – <text:span text:style-name="T1">free text – specialists required</text:span></text:p>
      <text:p text:style-name="P3"><text:span text:style-name="T13">(refer to plan, Refer to plan, Medical Group, , Outside, outside, varies, not Zoom, outside yourhome)</text:span></text:p>
      <text:p text:style-name="P2">All, <text:span text:style-name="T14">Yes, Any</text:span></text:p>
      <text:p text:style-name="P4"><text:span text:style-name="T2">vs <text:s/>except[GP, Family Practice, Pediatrician, InternalMedicine, OB/GYN, </text:span><text:span text:style-name="T3">ER, Podiatrist, <text:s/>Dermalogist,</text:span><text:span text:style-name="T6">obstetrical and gynecological, mental health and substance abuse, </text:span><text:span text:style-name="T7">state mandated, OB,Mental Health,Emergency, </text:span><text:span text:style-name="T9">pediatric,</text:span><text:span text:style-name="T7"> OBGYN,Mammograms,Dialysis,Nutrition,Diabetic,Ob-gyn,</text:span><text:span text:style-name="T8">Orthopedist, back pain, carpal tunnel, hand specialist,Nurosurgery, </text:span><text:span text:style-name="T9">Optometrist, Eye, Chiropractic, Cancer, Chemical, Dependency,Occupational, Ophthalmology, radiologist, lab, ophthalmologist, Alcohol, Alergist, Tranplant(as spelled), </text:span><text:span text:style-name="T10">Physical Therapy, Speech Therapy</text:span></text:p>
      <text:p text:style-name="P4"><text:span text:style-name="T9"/></text:p>
      <text:p text:style-name="P6"><text:span text:style-name="T9">v</text:span><text:span text:style-name="T6">s just these, special(</text:span><text:span text:style-name="T11"> Audiology,Endocrinology/Metabolism, Gastroenterology, Gynecologic Oncology, Hand Surgery, Hematology, Infertility, Maternal &amp; Fetal Medicine Occupational Therapy, <text:s/>Pain Management, Pediatric Cardiology, Pediatric Endocrinology, Pediatric Gastroenterology, Pediatric Hematology/Oncology, Pediatric Infectious Diseases, Pediatric Nephrology, Pediatric Neurology, Pediatric Neurosurgery, Pediatric Otolaryngology, Pediatric Pulmonology, Pediatric Surgery, Pediatric Urology, Physical Medicine &amp; Rehabilitation, Physical Therapy, Plastic Surgery, Podiatry, <text:s/>Sleep Disorders, Sports Medicine, Genetics, Inherited Diseases, Birth Defects,Pediatrician, Babies, Children, Chiropractor Rheumatologist,Psychiatry, Mental Illness, Obstetrics/Gynecology, Pregnancy, Women?s Health), Endocrinology, Dermatology Neonatology, Perinatology Plastic Surgery Retrovirology, AIDS,Adolescent Medicine,NutritionReproductive Endocronology <text:s/>Asthma, Sleep Studies, Plastics, Therapy, Urology, Psychiatrist,Psychologist Dermatologist, Genetist, Nutritionist, <text:s/>Psycologist, Genetic, Inherited Diseases, Birth Defects,Mental Illness,Obstetrics/Gynecology, Pregnancy, Women’s Health, Neonatology/Perinatology Plastic Surgery,</text:span><text:span text:style-name="T12">E</text:span><text:span text:style-name="T11">ating, Digestion,Reproductive Endocronology, Reproductive System Diseases,Chiropractor, Endocrinology, Genetists</text:span></text:p>
      <text:p text:style-name="P4"><text:span text:style-name="T7"/></text:p>
      <text:p text:style-name="P4"><text:span text:style-name="T6"/></text:p>
      <text:p text:style-name="P2"/>
      <text:p text:style-name="P4"><text:span text:style-name="T3">vs just these</text:span><text:span text:style-name="T5">(all)</text:span><text:span text:style-name="T3">(Allergy &amp; Immunology, Anesthesiology, Audiology, Cardiology, Colon &amp; Rectal Surgery, Critical Care Medicine, Endocrinology/Metabolism, Gastroenterology, General Surgery, Gynecologic Oncology, Hand Surgery, Hematology, Hematology/Oncology, Hyperbaric Medicine, Infectious Diseases, Infertility, Maternal &amp; Fetal Medicine, Nephrology, Neurology, Neurosurgery, Occupational Therapy, Oncology, Oral &amp; Maxillofacial Surgery, Otolaryngology, Pain Management, Pediatric Cardiology, Pediatric Endocrinology, Pediatric Gastroenterology, Pediatric Hematology/Oncology, Pediatric Infectious Diseases, Pediatric Nephrology, Pediatric Neurology, Pediatric Neurosurgery, Pediatric Otolaryngology, Pediatric Pulmonology, Pediatric Surgery, Pediatric Urology, Physical Medicine &amp; Rehabilitation, Physical Therapy, Plastic Surgery, Podiatry, Pulmonary Disease, Radiation Oncology, Sleep Disorders, Sports Medicine, Thoracic Surgery, Urology and Vascular Surgery,Cardiology, Cardiovascular (Heart, Blood Vessels),ENT (Ears, Nose, Throat),Hematology (Blood),Oncology (Cancer),Otology (Ears),Genetics (Inherited Diseases, Birth Defects),Pulmonology (Lungs, Breathing),Gastroenterology (Stomach, Digestion),Neurology (Brain, Nervous System),Pediatrician (Babies, Children), ?Allergist (Allergies),Chiropractor (Bones, </text:span><text:soft-page-break/><text:span text:style-name="T3">Joints),Rheumatologist (Joints, Muscles, Tendons),Urology (Urinary Tract),Surgery (Operations),Radiology (X-Rays),Psychiatry (Mental Illness),Podiatry (Feet, Toenails),Optometrist (Eyes, Glasses),Otolaryngology (Ear, Nose, and Throat),Orthopedics (Bones and Joints),Ophthalmology (Eyes),Obstetrics/Gynecology (Pregnancy, Women?s Health), ?Neurosurgery (Operations of the Brain, Spinal Cord),Nuclear Medicine (Testing, e.g.,. MRI, CAT scan),Nephrology (Kidney),Internal Medicine (General Medical Care), ?Family Practice (General Family Medical Care), ?Endocrinology (Glands),Dermatology (Skin),Cardiothoracic Surgery (Operations of the Heart and Chest),Ambulatory Medicine (General Non-emergency Care),Immunology (Immune System),Infectious Diseases (Viral/Bacterial Infections),Neonatology/Perinatology (Fetus and Newborns),Oral-Maxillofacial Surgery (Jaw and Mouth),Physical Medicine (Rehabilitation),Plastic Surgery (Corrective Surgery),Renal (Kidney),Retrovirology (Viral Diseases, AIDS),Adolescent Medicine (Teenagers),Sports Medicine (Sports Injuries),Nutrition/GI (Eating, Digestion),Colon/Rectal (Bowels),Thoracic Surgery (Chest Surgery),Occupational Medicine (Work-Related Injuries),Hepatology (Liver),Reproductive Endocronology (Reproductive System Diseases),Vascular Surgery (Operations of the Blood Vessels),Allergy, Asthma, Audiology, Cardiovascular, Dermatology, ENT/Otolaryngology,Allergist, Tranplant Surgeon, Pain Management, Cardiac Surgeon, Sleep Studies, Plastics,Dermatologist Rehabilitation Services, Radiology and Imaging; Genetics Endocrinology, Gastroenterology, General Surgery, Geriatrics, Hematology, Immunology, Infectious Diseases, Nephrology, Neurology , Neurosurgery, Medical Oncology, Ophthalmology, Orthopedics, Pain Management, Peripheral Vascular, Perinatology, Plastic Surgery, Pulmonology, Radiation Oncology, Rheumatology, Speech Therapy, Spine Medicine, Sports Medicine, Transplant Surgery/Medicine, Urology, Vascular Surgery, All out of area specialty care, Dermatologist, Pain Management/Anesthesiologist, Plastic Surgeon, Podiatrist, Psychiatrist/Psychologist, </text:span><text:span text:style-name="T4">Pain Management, Cardiac Surgeon,Cardiac Surgeon, Dermatologist, Genetist, Nutritionist, Orthopedic Surgeon, Pain Management, Plastic Surgeon, Podiatrist, Psychiatrist, Psycologist, Back Pain Management Program Services; Foot Care Services; Genetic Counseling and Testing; Organ, Bone Marrow, Stem Cell or Corneal Transplants, Evaluation and Related Services; and Scheduled Transportation Services,Cardiology, Cardiovascular (Heart, Blood Vessels),ENT (Ears, Nose, Throat),Hematology (Blood),Oncology (Cancer),Otology (Ears),Genetics (Inherited Diseases, Birth Defects),Pulmonology (Lungs, Breathing),Gastroenterology (Stomach, Digestion),Neurology (Brain, Nervous System),Pediatrician (Babies, Children), ÞAllergist (Allergies),Chiropractor (Bones, Joints),Rheumatologist (Joints, Muscles, Tendons),Urology (Urinary Tract),Surgery (Operations),Radiology (X-Rays),Psychiatry (Mental Illness),Podiatry (Feet, Toenails),Optometrist (Eyes, Glasses),Otolaryngology (Ear, Nose, and Throat),Orthopedics (Bones and Joints),Ophthalmology (Eyes),Obstetrics/Gynecology (Pregnancy, Women’s Health), ÞNeurosurgery (Operations of the Brain, Spinal Cord),Nuclear Medicine (Testing, e.g.,. MRI, CAT scan),Nephrology (Kidney),Internal Medicine (General Medical Care), ÞFamily Practice (General Family Medical Care), ÞEndocrinology (Glands),Dermatology (Skin),Cardiothoracic Surgery (Operations of the Heart and Chest),Ambulatory Medicine (General Non-emergency Care),Immunology (Immune System),Infectious Diseases (Viral/Bacterial Infections),Neonatology/Perinatology (Fetus and Newborns),Oral-Maxillofacial Surgery (Jaw and Mouth),Physical Medicine (Rehabilitation),Plastic Surgery (Corrective Surgery),Renal (Kidney),Retrovirology (Viral Diseases, AIDS),Adolescent Medicine (Teenagers),Sports Medicine (Sports Injuries),Nutrition/GI (Eating, Digestion),Colon/Rectal (Bowels),Thoracic Surgery (Chest Surgery),Occupational </text:span><text:soft-page-break/><text:span text:style-name="T4">Medicine (Work-Related Injuries),Hepatology (Liver),Reproductive Endocronology (Reproductive System Diseases),Vascular Surgery (Operations of the Blood Vessels),</text:span><text:span text:style-name="T6">Non-participating, 007 Allergy and Immunology, 008 Cardiovascular Disease, 010 Chiropractor, 011 Dermatology, 012 Endocrinology, 013 ENT/Otolaryngology, 014 Gastroenterology, 015 General Surgery, 017 Infectious Diseases, 018 Nephrology, 019 Neurology, 020 Neurological Surgery, 021 Medical Oncology &amp; Surgical Oncology, 022 Radiation Oncology, 023 Ophthalmology, 025 Orthopedic Surgery, 026 Physical Medicine &amp; Rehabilitation, 027 Plastic Surgery, 028 Podiatrist, 029 Psychiatry, 030 Pulmonary Disease, 031 Rheumatology, 033 Urology, 034 Vascular Surgery, 035 Cardiothoracic Surgery, 000-Oral Surgery,Genetists, Pain Managemen, Plastic Surgeon, Tertiary</text:span></text:p>
      <text:p text:style-name="P4"><text:span text:style-name="T6"/></text:p>
      <text:p text:style-name="P7"/>
      <text:p text:style-name="P5">PlanLevelExclusions</text:p>
      <text:p text:style-name="P5">Services that are not Medically Necessary; Non-authorized services which require pre-authorization; Breast and penile implants; Treatment of complications secondary to weight loss surgery; Treatment of complications from or removal of tattoos; Sex transformations; Transportation; Marriage/family counseling; Physical therapy for chronic or recurring conditions; Pulmonary rehabilitation; Drug screenings; Non-prescription drugs; Medications for erectile dysfunction; Other exclusions as described in the Certificate of Coverage</text:p>
      <text:p text:style-name="P5">For services received if there is no obligation for payment or payment has been fully or partially waived. Subject to Prior Auth when approval was not obtained. Not Medically Necessary. Not specifically covered under the Contract. Experimental/ Investigative as determined by Us except as provided. For services You are entitled to at no cost for military service related conditions. For losses due in whole or in part to war or any action of war. For genetic testing, except as provided. For court ordered services, including but not limited to examinations, treatment, and genetic testing. For Mason Shunt, banding, gastroplasty, intestinal bypass, gastric balloons, stomach stapling, jejunal bypass, wiring of the jaw and services of a similar nature. For hairplasty or hair removal, regardless of reason or diagnosis. For health and dental services resulting from Accidental Injuries arising out of motor vehicle accidents to the extent such services are payable under any expense payment provision (by whatever term used, including benefits mandated by law) of any automobile insurance policy. For charges when no direct patient contact is provided including but not limited to Physician team conferences, for missed appointments, for completion of forms or other non-medical charges. Health Care Services which are related to complications arising from treatments or services otherwise excluded. For non-prescription enteral feedings and other nutritional and electrolyte supplements. For any diagnosis or treatment of impotency, including drugs. For growth hormone therapy and testing for growth hormone deficiencies in Covered Persons age 19 or older. For services or supplies received from any provider in a country where any sanction, embargo, etc. would prohibit payment or reimbursement. For sales tax. For services, supplies, equipment or care received in connection with a non-covered service, supply, equipment or care. Services and supplies to the extent they are payable by Medicare.</text:p>
      <text:p text:style-name="P5">Acupuncture, Bariatric Surgery, <text:s/>Cosmetic Surgery, Hearing Aids, Infertility Treatment, Long-Term/Custodial Nursing Home Care, Non-Emergency Care When Traveling Outside the U.S., Private-Duty Nursing, Routine Foot Care, Weight Loss Programs, Dental Care, Orthodonti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12:44:47.897851476</meta:creation-date>
    <dc:date>2019-09-10T13:40:00.206927141</dc:date>
    <meta:editing-duration>PT28M40S</meta:editing-duration>
    <meta:editing-cycles>6</meta:editing-cycles>
    <meta:generator>LibreOffice/6.0.7.3$Linux_X86_64 LibreOffice_project/00m0$Build-3</meta:generator>
    <meta:document-statistic meta:table-count="0" meta:image-count="0" meta:object-count="0" meta:page-count="3" meta:paragraph-count="11" meta:word-count="1137" meta:character-count="11041" meta:non-whitespace-character-count="9906"/>
  </office:meta>
</office:document-meta>
</file>